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934840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24pt" style:text-underline-style="solid" style:text-underline-type="double" style:text-underline-width="auto" style:text-underline-color="font-color" style:font-size-asian="24pt" style:font-size-complex="24pt"/>
    </style:style>
    <style:style style:name="P2" style:family="paragraph" style:parent-style-name="Standard">
      <style:text-properties fo:font-size="10pt" style:font-size-asian="10pt" style:font-size-complex="10pt" text:display="non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font-size="24pt" style:font-size-asian="24pt" style:font-size-complex="24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2.037cm" fo:margin-right="0cm" fo:text-align="start" style:justify-single-word="false" fo:text-indent="0cm" style:auto-text-indent="false"/>
    </style:style>
    <style:style style:name="P7" style:family="paragraph" style:parent-style-name="Standard">
      <style:paragraph-properties fo:margin-left="2.037cm" fo:margin-right="0cm" fo:text-align="start" style:justify-single-word="false" fo:text-indent="0cm" style:auto-text-indent="false"/>
      <style:text-properties style:font-name="FreeSans"/>
    </style:style>
    <style:style style:name="P8" style:family="paragraph" style:parent-style-name="Standard">
      <style:paragraph-properties fo:margin-left="2.037cm" fo:margin-right="0cm" fo:text-align="start" style:justify-single-word="false" fo:text-indent="0cm" style:auto-text-indent="false"/>
      <style:text-properties style:font-name="FreeSans" fo:font-size="18pt" fo:font-weight="bold" style:font-size-asian="18pt" style:font-weight-asian="bold" style:font-size-complex="18pt" style:font-weight-complex="bold"/>
    </style:style>
    <style:style style:name="P9" style:family="paragraph" style:parent-style-name="Heading_20_1">
      <style:text-properties fo:font-size="24pt" style:font-size-asian="24pt" style:font-size-complex="24pt"/>
    </style:style>
    <style:style style:name="P10" style:family="paragraph" style:parent-style-name="Heading_20_1">
      <style:paragraph-properties fo:text-align="start" style:justify-single-word="false"/>
    </style:style>
    <style:style style:name="P11" style:family="paragraph" style:parent-style-name="Heading_20_1" style:master-page-name="Standard">
      <style:paragraph-properties style:page-number="auto"/>
      <style:text-properties fo:font-size="24pt" style:font-size-asian="24pt" style:font-size-complex="24pt"/>
    </style:style>
    <style:style style:name="P12" style:family="paragraph" style:parent-style-name="Heading_20_1">
      <style:paragraph-properties fo:text-align="start" style:justify-single-word="false" fo:break-before="page"/>
    </style:style>
    <style:style style:name="T1" style:family="text">
      <style:text-properties style:font-name="FreeSans" fo:font-size="18pt" fo:font-weight="normal" style:font-size-asian="18pt" style:font-weight-asian="normal" style:font-size-complex="18pt" style:font-weight-complex="normal"/>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is-list-header="true"/>
      <text:h text:style-name="P9" text:outline-level="1" text:is-list-header="true"/>
      <text:p text:style-name="P1"/>
      <text:p text:style-name="P4"/>
      <text:p text:style-name="P8">GridPilot – a graphical front-end</text:p>
      <text:p text:style-name="P8">to distributed compute systems</text:p>
      <text:p text:style-name="P8"/>
      <text:p text:style-name="P6"><text:span text:style-name="T1">Introduction and quick-start</text:span><text:line-break/></text:p>
      <text:p text:style-name="P7"/>
      <text:p text:style-name="P7">Frederik Orellana</text:p>
      <text:p text:style-name="P7">Niels Bohr Institute</text:p>
      <text:p text:style-name="P7">Copenhagen University</text:p>
      <text:p text:style-name="P7">May 2009</text:p>
      <text:h text:style-name="P12" text:outline-level="1">Introduction</text:h>
      <text:p text:style-name="P5">GridPilot is a tool to control and keep track of data production on grid and cloud resources.</text:p>
      <text:p text:style-name="P5">This document will help you get started by guiding you through a few data processing tasks.</text:p>
      <text:h text:style-name="Heading_20_1" text:outline-level="1">Set up your computing back-ends</text:h>
      <text:p text:style-name="P3">GridPilot supports a variety of computing back-ends. A back-end allows you to run jobs on a limited set of different platforms. These jobs may require software from a set of available software packages. These sets of available platforms and software packages differ from back-end to back-end.</text:p>
      <text:p text:style-name="P3">GridPilot keeps a record of available platforms and software packages in the table “runtimeEnvironmens”. You may inspect this table by clicking “View” → “New tab with My_DB_Local” → <text:s/>“runtimeEnvironments”.</text:p>
      <text:p text:style-name="P3">The content of this table depends on which computing back-end systems you have enabled and configured. We will now look at how to configure 4 back-ends: VMFork, GridFactory, EC2 and NG. To enable each of these, in the preferences, <text:span text:style-name="T3">click on “GridPilot” → “Computing systems” → [back-end name] → “Sub-section for GridPilot” and set “enabled” to “yes”.</text:span></text:p>
      <text:p text:style-name="P3">The first step is to start up GridPilot and open the preferences pane (“Edit” → “Preferences”) and enable those of these 4 back-ends for which you have valid credentials. Each back-end will now be discussed in turn.</text:p>
      <text:h text:style-name="Heading_20_2" text:outline-level="2">VMFork</text:h>
      <text:p text:style-name="P3">This back-end runs jobs inside a virtual machine running on your local computer. The virtual machine is downloaded from the software catalogue defined in “GridPilot” → “runtime catalog URLs”.</text:p>
      <text:p text:style-name="P3">Anyone can use this back-end – as long as the machine on which GridPilot is running is running Linux or Windows and has enough free disk space (&gt;30 GB) and RAM (&gt;1 GB) available.</text:p>
      <text:p text:style-name="P3">Notice that virtual machines can be quite large and downloading can take some time. Once downloaded, the virtual machine is cached. Therefore, the first job you run on a given virtual machine will take a long time <text:s/>to start.</text:p>
      <text:h text:style-name="Heading_20_2" text:outline-level="2">GridFactory</text:h>
      <text:p text:style-name="P3">This back-end runs jobs inside virtual machines running on remote computers – which are part of a GridFactory cluster. Again, the virtual machines are downloaded from the software catalogue defined in “GridPilot” → “runtime catalog URLs”.</text:p>
      <text:p text:style-name="P3">Again, notice that the first job you run on a given virtual machine may take a long time to start.</text:p>
      <text:p text:style-name="P3">By default, jobs are submitted to the GridFactory cluster at the Niels Bohr Institute. To change this, click “GridPilot” → “Computing systems” → “GridFactory” → “Sub-section for this plug-in” and change “submission url”.</text:p>
      <text:p text:style-name="P3">This back-end uses SSL certificate/key for authentication. The default location of these is two files, “usercert.pem” and “userkey.pem” in a folder “.globus” in your home directory. If you already have two such files, you should ask the administrator of the GridFactory cluster in question to allow your corresponding distinguished name to run jobs on his cluster. You can also temporarily move “.globus” somewhere else – in which case GridPilot will use default credentials that are allowed to run a few test jobs on the default GridFactory cluster.</text:p>
      <text:h text:style-name="Heading_20_2" text:outline-level="2">EC2</text:h>
      <text:p text:style-name="P3">This back-end runs jobs inside virtual machines running on the Amazon Elastic Compute Cloud (EC2). The virtual machines are downloaded from the software catalogue defined in <text:bookmark-start text:name="DDE_LINK1"/>“GridPilot” → “Computing systems” → “EC2” → “Sub-section for this plug-in” → “runtime catalog URLs”<text:bookmark-end text:name="DDE_LINK1"/>.</text:p>
      <text:p text:style-name="P3"><text:soft-page-break/>To use this back-end, you must have two access identifiers that Amazon provide to anyone who has signed up at <text:a xlink:type="simple" xlink:href="http://aws.amazon.com/">http://aws.amazon.com/</text:a>. You must set them in the corresponding preferences entries.</text:p>
      <text:h text:style-name="Heading_20_2" text:outline-level="2">NG</text:h>
      <text:p text:style-name="P3">This back-end runs jobs on remote computers – which are part of NorduGrid clusters running the ARC middleware. Since ARC does not support virtualization or user-defined software catalogues, there is no software catalogue in use. Instead, each cluster publishes the software it has installed and GridPilot uses this information to populate its “runtimeEnvironments” table for NG.</text:p>
      <text:p text:style-name="P3">This back-end also uses SSL certificate/key for authentication. The default location of these is two files, “usercert.pem” and “userkey.pem” in a folder “.globus” in your home directory. To use this back-end, you must have such two files, they must be issued by a grid certification authority and your corresponding distinguished name must be allowed to run on one or more ARC clusters.</text:p>
      <text:p text:style-name="P3">You should fill in the field “GridPilot” → “Computing systems” → “NG” → “Sub-section for this plug-in” → “clusters” with the IP name of a cluster on which you are allowed to run jobs. If you leave this field empty, all known NorduGrid clusters will be queried – which will cause job submissions to be very slow.</text:p>
      <text:h text:style-name="Heading_20_1" text:outline-level="1">Calculate pi with 100 digits</text:h>
      <text:h text:style-name="Heading_20_1" text:outline-level="1">Simulate proton-proton collisions in the ATLAS detector at the Large Hadron Collider at CERN</text:h>
      <text:p text:style-name="P3"/>
      <text:h text:style-name="P10" text:outline-level="1">Bibliography</text:h>
      <text:p text:style-name="P5"><text:reference-mark-start text:name="CATALOG"/>CATALOG<text:reference-mark-end text:name="CATALOG"/>, Frederik Orellana, “Software provisioning and virtualisation for grid services”, <text:span text:style-name="T2">in preparation</text:span></text:p>
      <text:p text:style-name="P5"><text:reference-mark-start text:name="GRIDFACTORY"/>GRIDFACTORY<text:reference-mark-end text:name="GRIDFACTORY"/>, Frederik Orellana, “GridFactory – a virtualised compute system for distributed clusters”, <text:span text:style-name="T2">in preparation</text:span></text:p>
      <text:p text:style-name="P5"><text:reference-mark-start text:name="EC2"/>EC2<text:reference-mark-end text:name="EC2"/>, Amazon Elastic Compute Cloud, <text:a xlink:type="simple" xlink:href="http://aws.amazon.com/ec2/">http://aws.amazon.com/ec2/</text:a> </text:p>
      <text:p text:style-name="P2"><text:bookmark-start text:name="_PictureBullets"/><draw:frame draw:style-name="fr1" draw:name="graphics1" text:anchor-type="as-char" svg:width="0.397cm" svg:height="0.397cm" draw:z-index="0"><draw:image xlink:href="Pictures/100002000000000F0000000F93484080.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fo:text-align="justify" style:justify-single-word="false" fo:orphans="2" fo:widows="2" fo:text-indent="0.501cm"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align="justify"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3.175cm" fo:margin-right="0cm" fo:margin-top="0.423cm" fo:margin-bottom="0.106cm" fo:text-align="justify" style:justify-single-word="false" fo:text-indent="0cm" style:auto-text-indent="false" style:page-number="auto"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1.219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762cm" fo:margin-right="0.508cm" fo:text-indent="0cm" style:auto-text-indent="false" text:number-lines="true" text:line-number="0">
        <style:tab-stops>
          <style:tab-stop style:position="1.376cm"/>
          <style:tab-stop style:position="16.665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501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501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501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501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501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501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501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212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Text_20_1" style:display-name="Text 1" style:family="paragraph" style:parent-style-name="Standard">
      <style:paragraph-properties fo:margin-left="0.85cm" fo:margin-right="0cm" fo:margin-top="0.212cm" fo:margin-bottom="0.423cm" fo:text-align="justify" style:justify-single-word="false" fo:text-indent="0.501cm" style:auto-text-indent="false"/>
      <style:text-properties style:font-size-complex="10pt"/>
    </style:style>
    <style:style style:name="Normal_20_Indent" style:display-name="Normal Indent" style:family="paragraph" style:parent-style-name="Standard">
      <style:paragraph-properties fo:margin-left="1.27cm" fo:margin-right="0cm" fo:margin-top="0.212cm" fo:margin-bottom="0.423cm" fo:text-align="justify" style:justify-single-word="false" fo:keep-together="always" fo:text-indent="0.501cm"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2.325cm" fo:margin-right="0cm" fo:margin-top="0cm" fo:margin-bottom="0.423cm" fo:text-indent="0cm"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1.27cm" fo:margin-right="0cm" fo:text-indent="-1.27cm" style:auto-text-indent="false" fo:keep-with-next="always"/>
      <style:text-properties fo:font-size="10pt" style:font-size-asian="10pt"/>
    </style:style>
    <style:style style:name="Question" style:family="paragraph" style:parent-style-name="Standard">
      <style:paragraph-properties fo:margin-left="1cm" fo:margin-right="0cm" fo:margin-top="0.423cm" fo:margin-bottom="0.106cm" fo:text-indent="-1cm" style:auto-text-indent="false" fo:keep-with-next="always">
        <style:tab-stops>
          <style:tab-stop style:position="0cm"/>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635cm" fo:margin-bottom="0.212cm"/>
      <style:text-properties fo:font-size="16pt" style:font-size-asian="16pt"/>
    </style:style>
    <style:style style:name="radiooptionswbox" style:family="paragraph" style:parent-style-name="radiooptions">
      <style:paragraph-properties fo:margin-left="0cm" fo:margin-right="0cm" fo:margin-top="0.106cm" fo:margin-bottom="0cm" fo:text-indent="0cm" style:auto-text-indent="false"/>
    </style:style>
    <style:style style:name="radiobuttonswbox" style:family="paragraph" style:parent-style-name="radiobuttons">
      <style:paragraph-properties fo:margin-top="0.106cm" fo:margin-bottom="0cm"/>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cm" fo:margin-right="0cm" fo:margin-top="0.212cm" fo:margin-bottom="0.423cm" fo:text-align="justify" style:justify-single-word="false" fo:text-indent="0cm" style:auto-text-indent="false"/>
      <style:text-properties style:font-size-complex="10pt"/>
    </style:style>
    <style:style style:name="Body_20_Text_20_3" style:display-name="Body Text 3" style:family="paragraph" style:parent-style-name="Standard">
      <style:paragraph-properties fo:margin-left="0cm" fo:margin-right="0.991cm" fo:hyphenation-ladder-count="no-limit" fo:text-indent="0.501cm" style:auto-text-indent="false" fo:padding-left="0.141cm" fo:padding-right="0cm" fo:padding-top="0.035cm" fo:padding-bottom="0.035cm" fo:border="0.018cm solid #000000">
        <style:tab-stops>
          <style:tab-stop style:position="15.24cm"/>
        </style:tab-stops>
      </style:paragraph-properties>
      <style:text-properties fo:font-variant="small-caps" fo:letter-spacing="-0.004cm"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635cm" fo:margin-bottom="0.212cm"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3.501cm" fo:margin-right="0cm" fo:margin-top="0.847cm" fo:margin-bottom="0cm" fo:text-indent="-3.501cm" style:auto-text-indent="false">
        <style:tab-stops>
          <style:tab-stop style:position="1cm"/>
          <style:tab-stop style:position="1.499cm"/>
          <style:tab-stop style:position="6.5cm"/>
          <style:tab-stop style:position="7.751cm"/>
          <style:tab-stop style:position="8.5cm"/>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35cm"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cm" fo:margin-right="0cm" fo:text-indent="0cm" style:auto-text-indent="false"/>
    </style:style>
    <style:style style:name="CellTitle" style:family="paragraph" style:parent-style-name="Standard">
      <style:paragraph-properties fo:margin-left="0cm" fo:margin-right="0cm" fo:margin-top="0cm" fo:margin-bottom="0cm" fo:text-align="start" style:justify-single-word="false" fo:text-indent="0cm"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4cm" fo:language="en" fo:country="GB" fo:font-weight="bold" style:font-size-asian="12pt" style:font-weight-asian="bold"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space-before="3.175cm" text:min-label-width="1.016cm"/>
      </text:outline-level-style>
      <text:outline-level-style text:level="3" style:num-format="1" text:display-levels="3">
        <style:list-level-properties text:space-before="1.27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905cm" text:min-label-width="0.635cm"/>
        <style:text-properties style:font-name="Symbol"/>
      </text:list-level-style-bullet>
      <text:list-level-style-bullet text:level="2" text:style-name="WW8Num10z1" style:num-suffix="." text:bullet-char="o">
        <style:list-level-properties text:space-before="3.175cm" text:min-label-width="0.635cm"/>
        <style:text-properties fo:font-family="'Courier New'" style:font-family-generic="modern" style:font-pitch="fixed"/>
      </text:list-level-style-bullet>
      <text:list-level-style-bullet text:level="3" text:style-name="WW8Num10z2" style:num-suffix="." text:bullet-char="">
        <style:list-level-properties text:space-before="4.445cm" text:min-label-width="0.635cm"/>
        <style:text-properties style:font-name="Wingdings"/>
      </text:list-level-style-bullet>
      <text:list-level-style-bullet text:level="4" text:style-name="WW8Num10z0" style:num-suffix="." text:bullet-char="">
        <style:list-level-properties text:space-before="5.715cm" text:min-label-width="0.635cm"/>
        <style:text-properties style:font-name="Symbol"/>
      </text:list-level-style-bullet>
      <text:list-level-style-bullet text:level="5" text:style-name="WW8Num10z1" style:num-suffix="." text:bullet-char="o">
        <style:list-level-properties text:space-before="6.985cm" text:min-label-width="0.635cm"/>
        <style:text-properties fo:font-family="'Courier New'" style:font-family-generic="modern" style:font-pitch="fixed"/>
      </text:list-level-style-bullet>
      <text:list-level-style-bullet text:level="6" text:style-name="WW8Num10z2" style:num-suffix="." text:bullet-char="">
        <style:list-level-properties text:space-before="8.255cm" text:min-label-width="0.635cm"/>
        <style:text-properties style:font-name="Wingdings"/>
      </text:list-level-style-bullet>
      <text:list-level-style-bullet text:level="7" text:style-name="WW8Num10z0" style:num-suffix="." text:bullet-char="">
        <style:list-level-properties text:space-before="9.525cm" text:min-label-width="0.635cm"/>
        <style:text-properties style:font-name="Symbol"/>
      </text:list-level-style-bullet>
      <text:list-level-style-bullet text:level="8" text:style-name="WW8Num10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136cm" text:min-label-width="0.635cm"/>
        <style:text-properties style:font-name="Symbol"/>
      </text:list-level-style-bullet>
      <text:list-level-style-bullet text:level="2" text:style-name="WW8Num11z1" style:num-suffix="." text:bullet-char="o">
        <style:list-level-properties text:space-before="2.406cm" text:min-label-width="0.635cm"/>
        <style:text-properties fo:font-family="'Courier New'" style:font-family-generic="modern" style:font-pitch="fixed"/>
      </text:list-level-style-bullet>
      <text:list-level-style-bullet text:level="3" text:style-name="WW8Num11z2" style:num-suffix="." text:bullet-char="">
        <style:list-level-properties text:space-before="3.676cm" text:min-label-width="0.635cm"/>
        <style:text-properties style:font-name="Wingdings"/>
      </text:list-level-style-bullet>
      <text:list-level-style-bullet text:level="4" text:style-name="WW8Num11z0" style:num-suffix="." text:bullet-char="">
        <style:list-level-properties text:space-before="4.946cm" text:min-label-width="0.635cm"/>
        <style:text-properties style:font-name="Symbol"/>
      </text:list-level-style-bullet>
      <text:list-level-style-bullet text:level="5" text:style-name="WW8Num11z1" style:num-suffix="." text:bullet-char="o">
        <style:list-level-properties text:space-before="6.216cm" text:min-label-width="0.635cm"/>
        <style:text-properties fo:font-family="'Courier New'" style:font-family-generic="modern" style:font-pitch="fixed"/>
      </text:list-level-style-bullet>
      <text:list-level-style-bullet text:level="6" text:style-name="WW8Num11z2" style:num-suffix="." text:bullet-char="">
        <style:list-level-properties text:space-before="7.486cm" text:min-label-width="0.635cm"/>
        <style:text-properties style:font-name="Wingdings"/>
      </text:list-level-style-bullet>
      <text:list-level-style-bullet text:level="7" text:style-name="WW8Num11z0" style:num-suffix="." text:bullet-char="">
        <style:list-level-properties text:space-before="8.756cm" text:min-label-width="0.635cm"/>
        <style:text-properties style:font-name="Symbol"/>
      </text:list-level-style-bullet>
      <text:list-level-style-bullet text:level="8" text:style-name="WW8Num11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1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136cm" text:min-label-width="0.635cm"/>
        <style:text-properties style:font-name="Symbol"/>
      </text:list-level-style-bullet>
      <text:list-level-style-bullet text:level="2" text:style-name="WW8Num15z1" style:num-suffix="." text:bullet-char="o">
        <style:list-level-properties text:space-before="2.406cm" text:min-label-width="0.635cm"/>
        <style:text-properties fo:font-family="'Courier New'" style:font-family-generic="modern" style:font-pitch="fixed"/>
      </text:list-level-style-bullet>
      <text:list-level-style-bullet text:level="3" text:style-name="WW8Num15z2" style:num-suffix="." text:bullet-char="">
        <style:list-level-properties text:space-before="3.676cm" text:min-label-width="0.635cm"/>
        <style:text-properties style:font-name="Wingdings"/>
      </text:list-level-style-bullet>
      <text:list-level-style-bullet text:level="4" text:style-name="WW8Num15z0" style:num-suffix="." text:bullet-char="">
        <style:list-level-properties text:space-before="4.946cm" text:min-label-width="0.635cm"/>
        <style:text-properties style:font-name="Symbol"/>
      </text:list-level-style-bullet>
      <text:list-level-style-bullet text:level="5" text:style-name="WW8Num15z1" style:num-suffix="." text:bullet-char="o">
        <style:list-level-properties text:space-before="6.216cm" text:min-label-width="0.635cm"/>
        <style:text-properties fo:font-family="'Courier New'" style:font-family-generic="modern" style:font-pitch="fixed"/>
      </text:list-level-style-bullet>
      <text:list-level-style-bullet text:level="6" text:style-name="WW8Num15z2" style:num-suffix="." text:bullet-char="">
        <style:list-level-properties text:space-before="7.486cm" text:min-label-width="0.635cm"/>
        <style:text-properties style:font-name="Wingdings"/>
      </text:list-level-style-bullet>
      <text:list-level-style-bullet text:level="7" text:style-name="WW8Num15z0" style:num-suffix="." text:bullet-char="">
        <style:list-level-properties text:space-before="8.756cm" text:min-label-width="0.635cm"/>
        <style:text-properties style:font-name="Symbol"/>
      </text:list-level-style-bullet>
      <text:list-level-style-bullet text:level="8" text:style-name="WW8Num15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5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27cm" text:min-label-width="0.635cm"/>
        <style:text-properties style:font-name="Symbol"/>
      </text:list-level-style-bullet>
      <text:list-level-style-bullet text:level="2" text:style-name="WW8Num18z1" style:num-suffix="." text:bullet-char="o">
        <style:list-level-properties text:space-before="2.54cm" text:min-label-width="0.635cm"/>
        <style:text-properties fo:font-family="'Courier New'" style:font-family-generic="modern" style:font-pitch="fixed"/>
      </text:list-level-style-bullet>
      <text:list-level-style-bullet text:level="3" text:style-name="WW8Num18z2" style:num-suffix="." text:bullet-char="">
        <style:list-level-properties text:space-before="3.81cm" text:min-label-width="0.635cm"/>
        <style:text-properties style:font-name="Wingdings"/>
      </text:list-level-style-bullet>
      <text:list-level-style-bullet text:level="4" text:style-name="WW8Num18z0" style:num-suffix="." text:bullet-char="">
        <style:list-level-properties text:space-before="5.08cm" text:min-label-width="0.635cm"/>
        <style:text-properties style:font-name="Symbol"/>
      </text:list-level-style-bullet>
      <text:list-level-style-bullet text:level="5" text:style-name="WW8Num18z1" style:num-suffix="." text:bullet-char="o">
        <style:list-level-properties text:space-before="6.35cm" text:min-label-width="0.635cm"/>
        <style:text-properties fo:font-family="'Courier New'" style:font-family-generic="modern" style:font-pitch="fixed"/>
      </text:list-level-style-bullet>
      <text:list-level-style-bullet text:level="6" text:style-name="WW8Num18z2" style:num-suffix="." text:bullet-char="">
        <style:list-level-properties text:space-before="7.62cm" text:min-label-width="0.635cm"/>
        <style:text-properties style:font-name="Wingdings"/>
      </text:list-level-style-bullet>
      <text:list-level-style-bullet text:level="7" text:style-name="WW8Num18z0" style:num-suffix="." text:bullet-char="">
        <style:list-level-properties text:space-before="8.89cm" text:min-label-width="0.635cm"/>
        <style:text-properties style:font-name="Symbol"/>
      </text:list-level-style-bullet>
      <text:list-level-style-bullet text:level="8" text:style-name="WW8Num18z1" style:num-suffix="." text:bullet-char="o">
        <style:list-level-properties text:space-before="10.16cm" text:min-label-width="0.635cm"/>
        <style:text-properties fo:font-family="'Courier New'" style:font-family-generic="modern" style:font-pitch="fixed"/>
      </text:list-level-style-bullet>
      <text:list-level-style-bullet text:level="9" text:style-name="WW8Num1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7cm" fo:margin-bottom="1.27cm" fo:margin-left="1.7cm" fo:margin-right="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1.27cm" fo:margin-left="1.905cm" fo:margin-right="2.036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2cm" style:distance-after-sep="0.102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3.2cm" fo:margin-right="3.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Zoe Ketselidou</meta:initial-creator>
    <meta:creation-date>2006-08-18T01:33:00</meta:creation-date>
    <dc:date>2009-05-05T03:18:07.34</dc:date>
    <meta:print-date>2006-08-17T20:05:00</meta:print-date>
    <dc:language>en-US</dc:language>
    <meta:editing-cycles>1548</meta:editing-cycles>
    <meta:editing-duration>PT202H18M10S</meta:editing-duration>
    <meta:document-statistic meta:table-count="0" meta:image-count="1" meta:object-count="0" meta:page-count="3" meta:paragraph-count="37" meta:word-count="857" meta:character-count="5141"/>
    <meta:user-defined meta:name="Info 1"/>
    <meta:user-defined meta:name="Info 2"/>
    <meta:user-defined meta:name="Info 3"/>
    <meta:user-defined meta:name="Info 4"/>
    <meta:user-defined meta:name="_AdHocReviewCycleID">941176465</meta:user-defined>
    <meta:user-defined meta:name="_AuthorEmail">Michalis.KETSELIDIS@cec.eu.int</meta:user-defined>
    <meta:user-defined meta:name="_AuthorEmailDisplayName">KETSELIDIS Michalis (RELEX)</meta:user-defined>
    <meta:user-defined meta:name="_EmailSubject">Reporting - Coord guidance notes draft v1</meta:user-defined>
    <meta:user-defined meta:name="_PreviousAdHocReviewCycleID">-1752461228</meta:user-defined>
    <meta:user-defined meta:name="_ReviewingToolsShownOnce"/>
  </office:meta>
</office:document-meta>
</file>